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2.57pt" svg:y="845.35pt">
            <draw:object draw:notify-on-update-of-ranges="Sheet1.C1:Sheet1.C1 Sheet1.C2:Sheet1.C74 Sheet1.D1:Sheet1.D1 Sheet1.D2:Sheet1.D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38.66pt" svg:y="757.79pt">
            <draw:object draw:notify-on-update-of-ranges="Sheet1.C75:Sheet1.D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80.5pt" svg:y="493.51pt">
            <draw:object draw:notify-on-update-of-ranges="Sheet1.C80:Sheet1.D80 Sheet1.C81:Sheet1.D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25.83pt" svg:y="78.89pt">
            <draw:object draw:notify-on-update-of-ranges="Sheet1.E1:Sheet1.E1 Sheet1.E2:Sheet1.E7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global average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ntropy bot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mel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INDIRECT(&quot;C&quot; &amp; ROW())- INDIRECT(&quot;D&quot; &amp; ROW()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ps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oard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n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pe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k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l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INDIRECT(&quot;C&quot; &amp; ROW())- INDIRECT(&quot;D&quot; &amp; ROW())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INDIRECT(&quot;C&quot; &amp; ROW())- INDIRECT(&quot;D&quot; &amp; ROW()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aulk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yn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ltr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c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f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u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ky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c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ri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INDIRECT(&quot;C&quot; &amp; ROW())- INDIRECT(&quot;D&quot; &amp; ROW(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g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n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u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al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(INDIRECT(&quot;C&quot; &amp; ROW())- INDIRECT(&quot;D&quot; &amp; ROW(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bu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(INDIRECT(&quot;C&quot; &amp; ROW())- INDIRECT(&quot;D&quot; &amp; ROW()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AVERAGE([.C2:.C74])" office:value-type="float" office:value="5.02739726027397" calcext:value-type="float">
            <text:p>5.02739726027397</text:p>
          </table:table-cell>
          <table:table-cell table:formula="of:=AVERAGE([.D2:.D74])" office:value-type="float" office:value="4.17808219178082" calcext:value-type="float">
            <text:p>4.17808219178082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ndom average</text:p>
          </table:table-cell>
          <table:table-cell office:value-type="string" calcext:value-type="string">
            <text:p>entropy average</text:p>
          </table:table-cell>
          <table:table-cell/>
        </table:table-row>
        <table:table-row table:style-name="ro1">
          <table:table-cell table:number-columns-repeated="2"/>
          <table:table-cell table:formula="of:=AVERAGE([.C8:.C80])" office:value-type="float" office:value="5.04452054794521" calcext:value-type="float">
            <text:p>5.04452054794521</text:p>
          </table:table-cell>
          <table:table-cell table:formula="of:=AVERAGE([.D8:.D80])" office:value-type="float" office:value="4.17908944399678" calcext:value-type="float">
            <text:p>4.179089443996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5:41:41.915169343</meta:creation-date>
    <dc:date>2022-03-15T16:35:52.422057372</dc:date>
    <meta:editing-duration>PT12M18S</meta:editing-duration>
    <meta:editing-cycles>3</meta:editing-cycles>
    <meta:generator>LibreOffice/6.0.7.3$Linux_X86_64 LibreOffice_project/00m0$Build-3</meta:generator>
    <meta:document-statistic meta:table-count="1" meta:cell-count="3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3.952cm" style:legend-expansion="high" chart:style-name="ch2"/>
        <chart:plot-area chart:style-name="ch3" table:cell-range-address="Sheet1.C1:Sheet1.D74" chart:data-source-has-labels="row" svg:x="-0.27cm" svg:y="0.7cm" svg:width="12.885cm" svg:height="8.638cm">
          <chartooo:coordinate-region svg:x="0.351cm" svg:y="0.899cm" svg:width="12.208cm" svg:height="7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4" chart:label-cell-address="Sheet1.C1:Sheet1.C1" chart:class="chart:bar">
            <chart:data-point chart:repeated="73"/>
          </chart:series>
          <chart:series chart:style-name="ch8" chart:values-cell-range-address="Sheet1.D2:Sheet1.D74" chart:label-cell-address="Sheet1.D1:Sheet1.D1" chart:class="chart:bar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bot</text:p>
                <draw:g>
                  <svg:desc>Sheet1.C1:Sheet1.C1</svg:desc>
                </draw:g>
              </table:table-cell>
              <table:table-cell office:value-type="string">
                <text:p>entropy bo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2:Sheet1.C74</svg:desc>
                </draw:g>
              </table:table-cell>
              <table:table-cell office:value-type="float" office:value="4">
                <text:p>4</text:p>
                <draw:g>
                  <svg:desc>Sheet1.D2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C75:Sheet1.D75" svg:x="0.32cm" svg:y="0.18cm" svg:width="13.467cm" svg:height="8.64cm">
          <chartooo:coordinate-region svg:x="0.756cm" svg:y="0.379cm" svg:width="13.03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75:Sheet1.D7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5.02739726027397">
                <text:p>5.02739726027397</text:p>
                <draw:g>
                  <svg:desc>Sheet1.C75:Sheet1.D75</svg:desc>
                </draw:g>
              </table:table-cell>
              <table:table-cell office:value-type="float" office:value="4.17808219178082">
                <text:p>4.17808219178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C80:Sheet1.D81" chart:data-source-has-labels="row" svg:x="2.532cm" svg:y="-0.2cm" svg:width="13.466cm" svg:height="8.639cm">
          <chartooo:coordinate-region svg:x="2.968cm" svg:y="-0.001cm" svg:width="13.03cm" svg:height="7.793cm"/>
          <chart:axis chart:dimension="x" chart:name="primary-x" chart:style-name="ch4" chartooo:axis-type="auto">
            <chartooo:date-scale/>
            <chart:categories table:cell-range-address="Sheet1.C80:Sheet1.D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81:Sheet1.D8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average</text:p>
                <draw:g>
                  <svg:desc>Sheet1.C80:Sheet1.D80</svg:desc>
                </draw:g>
              </table:table-cell>
              <table:table-cell office:value-type="string">
                <text:p>entropy average</text:p>
              </table:table-cell>
            </table:table-row>
          </table:table-header-rows>
          <table:table-rows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5.04452054794521">
                <text:p>5.04452054794521</text:p>
                <draw:g>
                  <svg:desc>Sheet1.C81:Sheet1.D81</svg:desc>
                </draw:g>
              </table:table-cell>
              <table:table-cell office:value-type="float" office:value="4.17908944399678">
                <text:p>4.17908944399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E1:Sheet1.E74" chart:data-source-has-labels="row" svg:x="0.32cm" svg:y="0.18cm" svg:width="13.097cm" svg:height="8.64cm">
          <chartooo:coordinate-region svg:x="0.862cm" svg:y="0.379cm" svg:width="12.50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74" chart:label-cell-address="Sheet1.E1:Sheet1.E1" chart:class="chart:bar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2:Sheet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